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25_12-19-05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3.95935 E-139-34-54.32373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25_15-42-45_000.jpg</text:p>
          </table:table-cell>
          <table:table-cell table:style-name="ce19" office:value-type="string">
            <text:p>:m RES 1*4 / free# JVEMV6 68#_76:1 / 68. theoretical-physics(tp) / w=(f(x)-f(a)=∫^x._a(f`(θ))dθ),topics=テイラーの定理,other=~,s=~,i=~,doc=r-5-2~4#3</text:p>
          </table:table-cell>
          <table:table-cell table:style-name="ce19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8" table:formula="of:=IF([.E3]=&quot;&quot;;[.C3];CONCATENATE([.C3];&quot; / &quot;;[.E3]))" office:value-type="string" office:string-value=":m RES 1*4 / free# JVEMV6 68#_76:1 / 68. theoretical-physics(tp) / w=(f(x)-f(a)=∫^x._a(f`(θ))dθ),topics=テイラーの定理,other=~,s=~,i=~,doc=r-5-2~4#3">
            <text:p>:m RES 1*4 / free# JVEMV6 68#_76:1 / 68. theoretical-physics(tp) / w=(f(x)-f(a)=∫^x._a(f`(θ))dθ),topics=テイラーの定理,other=~,s=~,i=~,doc=r-5-2~4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25_15-43-15_000.jpg</text:p>
          </table:table-cell>
          <table:table-cell table:style-name="ce19" office:value-type="string">
            <text:p>:m RES 2*4 / free# JVEMV6 68#_76:1 / 68. theoretical-physics(tp) / w=(f(x)-f(a)=∫^x._a(f`(θ))dθ),topics=テイラーの定理,other=~,s=~,i=~,doc=r-5-2~4#3</text:p>
          </table:table-cell>
          <table:table-cell table:style-name="ce19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8" table:formula="of:=IF([.E4]=&quot;&quot;;[.C4];CONCATENATE([.C4];&quot; / &quot;;[.E4]))" office:value-type="string" office:string-value=":m RES 2*4 / free# JVEMV6 68#_76:1 / 68. theoretical-physics(tp) / w=(f(x)-f(a)=∫^x._a(f`(θ))dθ),topics=テイラーの定理,other=~,s=~,i=~,doc=r-5-2~4#3">
            <text:p>:m RES 2*4 / free# JVEMV6 68#_76:1 / 68. theoretical-physics(tp) / w=(f(x)-f(a)=∫^x._a(f`(θ))dθ),topics=テイラーの定理,other=~,s=~,i=~,doc=r-5-2~4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25_15-43-38_000.jpg</text:p>
          </table:table-cell>
          <table:table-cell table:style-name="ce19" office:value-type="string">
            <text:p>:m RES 3*4 / free# JVEMV6 68#_76:1 / 68. theoretical-physics(tp) / w=(f(x)-f(a)=∫^x._a(f`(θ))dθ),topics=テイラーの定理；剰余項,other=~,s=~,i=~,doc=r-5-2~4#3</text:p>
          </table:table-cell>
          <table:table-cell table:style-name="ce19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8" table:formula="of:=IF([.E5]=&quot;&quot;;[.C5];CONCATENATE([.C5];&quot; / &quot;;[.E5]))" office:value-type="string" office:string-value=":m RES 3*4 / free# JVEMV6 68#_76:1 / 68. theoretical-physics(tp) / w=(f(x)-f(a)=∫^x._a(f`(θ))dθ),topics=テイラーの定理；剰余項,other=~,s=~,i=~,doc=r-5-2~4#3">
            <text:p>:m RES 3*4 / free# JVEMV6 68#_76:1 / 68. theoretical-physics(tp) / w=(f(x)-f(a)=∫^x._a(f`(θ))dθ),topics=テイラーの定理；剰余項,other=~,s=~,i=~,doc=r-5-2~4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8-25_15-44-15_000.jpg</text:p>
          </table:table-cell>
          <table:table-cell table:style-name="ce19" office:value-type="string">
            <text:p>:m RES 4*4 / free# JVEMV6 68#_76:1 / 68. theoretical-physics(tp) / w=(∫^(x_n-1)._a(f^(n)(x_n))dx_n*...dx_2*dx_1),topics=テイラーの定理,other=~,s=~,i=~,doc=r-5-2~4#3</text:p>
          </table:table-cell>
          <table:table-cell table:style-name="ce19"/>
          <table:table-cell table:style-name="ce4"/>
          <table:table-cell table:style-name="ce4" office:value-type="string">
            <text:p>N-35-35-32.432556 E-139-34-42.458496</text:p>
          </table:table-cell>
          <table:table-cell table:style-name="ce38" table:formula="of:=IF([.E6]=&quot;&quot;;[.C6];CONCATENATE([.C6];&quot; / &quot;;[.E6]))" office:value-type="string" office:string-value=":m RES 4*4 / free# JVEMV6 68#_76:1 / 68. theoretical-physics(tp) / w=(∫^(x_n-1)._a(f^(n)(x_n))dx_n*...dx_2*dx_1),topics=テイラーの定理,other=~,s=~,i=~,doc=r-5-2~4#3">
            <text:p>:m RES 4*4 / free# JVEMV6 68#_76:1 / 68. theoretical-physics(tp) / w=(∫^(x_n-1)._a(f^(n)(x_n))dx_n*...dx_2*dx_1),topics=テイラーの定理,other=~,s=~,i=~,doc=r-5-2~4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25_18-06-10_000.jpg</text:p>
          </table:table-cell>
          <table:table-cell table:style-name="ce19" office:value-type="string">
            <text:p>:m RES 1*1 / free# JVEMV6 68#_76:1（追加メモ） / 68. theoretical-physics(tp) / w=(f(b)=f(a)+∫^b._a(f`(x))dx);部分積分；,topics=テイラーの定理,other=mem+:部分積分;words:ビブ型:素型（すがた）:オープン型の項：積分型の項,s=~,i=~,doc=~</text:p>
          </table:table-cell>
          <table:table-cell table:style-name="ce19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8" table:formula="of:=IF([.E7]=&quot;&quot;;[.C7];CONCATENATE([.C7];&quot; / &quot;;[.E7]))" office:value-type="string" office:string-value=":m RES 1*1 / free# JVEMV6 68#_76:1（追加メモ） / 68. theoretical-physics(tp) / w=(f(b)=f(a)+∫^b._a(f`(x))dx);部分積分；,topics=テイラーの定理,other=mem+:部分積分;words:ビブ型:素型（すがた）:オープン型の項：積分型の項,s=~,i=~,doc=~">
            <text:p>:m RES 1*1 / free# JVEMV6 68#_76:1（追加メモ） / 68. theoretical-physics(tp) / w=(f(b)=f(a)+∫^b._a(f`(x))dx);部分積分；,topics=テイラーの定理,other=mem+:部分積分;words:ビブ型:素型（すがた）:オープン型の項：積分型の項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25_18-06-39_000.jpg</text:p>
          </table:table-cell>
          <table:table-cell table:style-name="ce19" office:value-type="string">
            <text:p>:m RES 1*1 / free# JVEMV6 68#_76:2 / 68. theoretical-physics(tp) / w=~,topics=マクローリン展開,other=orig+:e^x:x=1;q+:open:(∫^∞._1(1/x!)dx),s=~,i=~,doc=r-5-2~4#5</text:p>
          </table:table-cell>
          <table:table-cell table:style-name="ce19"/>
          <table:table-cell table:style-name="ce4"/>
          <table:table-cell table:style-name="ce4" office:value-type="string">
            <text:p>N-35-35-30.729675 E-139-34-45.864257</text:p>
          </table:table-cell>
          <table:table-cell table:style-name="ce38" table:formula="of:=IF([.E8]=&quot;&quot;;[.C8];CONCATENATE([.C8];&quot; / &quot;;[.E8]))" office:value-type="string" office:string-value=":m RES 1*1 / free# JVEMV6 68#_76:2 / 68. theoretical-physics(tp) / w=~,topics=マクローリン展開,other=orig+:e^x:x=1;q+:open:(∫^∞._1(1/x!)dx),s=~,i=~,doc=r-5-2~4#5">
            <text:p>:m RES 1*1 / free# JVEMV6 68#_76:2 / 68. theoretical-physics(tp) / w=~,topics=マクローリン展開,other=orig+:e^x:x=1;q+:open:(∫^∞._1(1/x!)dx),s=~,i=~,doc=r-5-2~4#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25_21-03-57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26_00-52-33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3.643493 E-139-34-53.884277</text:p>
          </table:table-cell>
          <table:table-cell table:style-name="ce38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26_07-26-19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3.0 E-139-34-54.0</text:p>
          </table:table-cell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26_07-28-43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6-3.853454 E-139-35-7.232666</text:p>
          </table:table-cell>
          <table:table-cell table:style-name="ce38" table:formula="of:=IF([.E12]=&quot;&quot;;[.C12];CONCATENATE([.C12];&quot; / &quot;;[.E1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8-26_08-27-22_000.jpg</text:p>
          </table:table-cell>
          <table:table-cell table:style-name="ce19" office:value-type="string">
            <text:p>:m 1*2 / math / topic=マクローリン展開, about=マクローリン展開：sinx:cosx,other=q+:open:収束の有無：(-1)^k*(1/(2*k+1)!*x^(2*k+1)</text:p>
          </table:table-cell>
          <table:table-cell table:style-name="ce19"/>
          <table:table-cell table:style-name="ce4"/>
          <table:table-cell table:style-name="ce4" office:value-type="string">
            <text:p>N-35-35-24.261474 E-139-34-54.927978</text:p>
          </table:table-cell>
          <table:table-cell table:style-name="ce38" table:formula="of:=IF([.E13]=&quot;&quot;;[.C13];CONCATENATE([.C13];&quot; / &quot;;[.E13]))" office:value-type="string" office:string-value=":m 1*2 / math / topic=マクローリン展開, about=マクローリン展開：sinx:cosx,other=q+:open:収束の有無：(-1)^k*(1/(2*k+1)!*x^(2*k+1)">
            <text:p>:m 1*2 / math / topic=マクローリン展開, about=マクローリン展開：sinx:cosx,other=q+:open:収束の有無：(-1)^k*(1/(2*k+1)!*x^(2*k+1)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8-26_08-27-41_000.jpg</text:p>
          </table:table-cell>
          <table:table-cell table:style-name="ce19" office:value-type="string">
            <text:p>:m 2*2 / math / topic=マクローリン展開, about=マクローリン展開：sinx:cosx,other=q+:open:収束の有無：(-1)^k*(1/(2*k+1)!*x^(2*k+1)</text:p>
          </table:table-cell>
          <table:table-cell table:style-name="ce19"/>
          <table:table-cell table:style-name="ce4"/>
          <table:table-cell table:style-name="ce4" office:value-type="string">
            <text:p>N-35-35-22.737121 E-139-34-49.379882</text:p>
          </table:table-cell>
          <table:table-cell table:style-name="ce38" table:formula="of:=IF([.E14]=&quot;&quot;;[.C14];CONCATENATE([.C14];&quot; / &quot;;[.E14]))" office:value-type="string" office:string-value=":m 2*2 / math / topic=マクローリン展開, about=マクローリン展開：sinx:cosx,other=q+:open:収束の有無：(-1)^k*(1/(2*k+1)!*x^(2*k+1)">
            <text:p>:m 2*2 / math / topic=マクローリン展開, about=マクローリン展開：sinx:cosx,other=q+:open:収束の有無：(-1)^k*(1/(2*k+1)!*x^(2*k+1)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8-26_08-28-05_000.jpg</text:p>
          </table:table-cell>
          <table:table-cell table:style-name="ce19" office:value-type="string">
            <text:p>:m :th / topic=人物評論 / content=角谷氏、神保氏。アメリカ信仰に支えられている / lang=ja</text:p>
          </table:table-cell>
          <table:table-cell table:style-name="ce19"/>
          <table:table-cell table:style-name="ce4"/>
          <table:table-cell table:style-name="ce4" office:value-type="string">
            <text:p>N-35-35-21.226501 E-139-34-43.831787</text:p>
          </table:table-cell>
          <table:table-cell table:style-name="ce38" table:formula="of:=IF([.E15]=&quot;&quot;;[.C15];CONCATENATE([.C15];&quot; / &quot;;[.E15]))" office:value-type="string" office:string-value=":m :th / topic=人物評論 / content=角谷氏、神保氏。アメリカ信仰に支えられている / lang=ja">
            <text:p>:m :th / topic=人物評論 / content=角谷氏、神保氏。アメリカ信仰に支えられている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6">2021/08/26</text:date>, <text:time>09:14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26T09:14:55.60</dc:date>
    <dc:creator>iwabuchi ken</dc:creator>
    <meta:editing-duration>P36DT3H34M18S</meta:editing-duration>
    <meta:editing-cycles>13213</meta:editing-cycles>
    <meta:document-statistic meta:table-count="1" meta:cell-count="450" meta:object-count="0"/>
  </office:meta>
</office:document-meta>
</file>